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upport.createInOnly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getLif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upport.forwardToExchange( MessageExchange exchange , InOnly outExchange , NormalizedMessage in , QName oper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forwardToExchange( MessageExchange exchange , InOnly out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creatInOutExchange( QName service , QName interfaceName , QName operation ,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upport.getInMessa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upport.invoke( MessageExchange exchange , NormalizedMessage in , QName service , QName interfaceName ,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upport.resolveEndpointReference(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createInOptionalOut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createInOutExchange( QName service , QName interfaceName , QName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nentSuppor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upport.createRobustInOnly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createInOnlyExchange( QName service , QName interfaceName , QName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nentSupport.createInOut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upport.createComponen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createInOnlyExchange( QName service , QName interfaceName , QName operation , MessageExchange befor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upport.isExchangeWithConsum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Componen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Support.isExchangeWithProvid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ComponentSuppor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setMessageTransformer( Messag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getServiceDescription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initializeServiceUni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upport.getMessag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upport.propagateCorrelationId( MessageExchange source , MessageExchange d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